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List_20_Indent">
      <style:text-properties fo:font-weight="bold" style:font-weight-asian="bold" style:font-weight-complex="bold"/>
    </style:style>
    <style:style style:name="P3" style:family="paragraph" style:parent-style-name="List_20_Indent">
      <style:text-properties fo:language="en" fo:country="US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style:font-size-asian="10.5pt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fo:background-color="transparent" style:font-weight-asian="normal" style:font-weight-complex="normal"/>
    </style:style>
    <style:style style:name="T6" style:family="text">
      <style:text-properties style:use-window-font-color="true" style:text-underline-style="none" fo:background-color="transparent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2"/>
      <text:p text:style-name="List_20_Indent"><text:span text:style-name="T1">Nom du papier :</text:span> <text:span text:style-name="T2">VoroNet: A scalable object network based on Voronoi tessellations </text:span></text:p>
      <text:p text:style-name="List_20_Indent"><text:span text:style-name="T1">Auteur(s) :</text:span> Olivier Beaumont , Anne-Marie Kermarrec , Loris Marchal , Étienne Riviere</text:p>
      <text:p text:style-name="List_20_Indent"><text:span text:style-name="T1">Année :</text:span> Février 2006</text:p>
      <text:p text:style-name="P3"/>
      <text:p text:style-name="P1"><draw:line text:anchor-type="char" draw:z-index="1" draw:style-name="gr1" draw:text-style-name="P5" svg:x1="0.005cm" svg:y1="0.268cm" svg:x2="17.018cm" svg:y2="0.215cm"><text:p/></draw:line></text:p>
      <text:p text:style-name="Standard"/>
      <text:p text:style-name="Standard"><text:span text:style-name="T3">Voronoi tessellations :</text:span></text:p>
      <text:p text:style-name="Standard"><text:span text:style-name="T3"><text:tab/></text:span><text:span text:style-name="T1"> </text:span><text:span text:style-name="T4">Diagramme ( ou décomposition ou partition ou polygones )de Voronoï, représente une décomposition particulière de espace métrique déterminée par les distances à un ensemble discret d'objets ( de points ) de l'espace. </text:span><text:span text:style-name="T5">Il doit son nom au mathématicien russe Georgi Fedoseevich Voronoï (1868 – 1908).</text:span></text:p>
      <text:p text:style-name="Standard"><text:span text:style-name="T5"/></text:p>
      <text:p text:style-name="P4"><text:span text:style-name="T6">Pastry :</text:span></text:p>
      <text:p text:style-name="P4"><text:span text:style-name="T6"><text:tab/></text:span><text:span text:style-name="T5">Protocole pair à pair utilisant une table de hachage distribuée</text:span></text:p>
      <text:p text:style-name="P4"><text:a xlink:type="simple" xlink:href="http://en.wikipedia.org/wiki/Pastry_%28DHT%29"><text:span text:style-name="T6">http://en.wikipedia.org/wiki/Pastry_%28DHT%29</text:span></text:a></text:p>
      <text:p text:style-name="P4"><text:span text:style-name="T6"/></text:p>
      <text:p text:style-name="Standard"><text:span text:style-name="T5"/></text:p>
      <text:p text:style-name="Standard"><text:span text:style-name="T5"/></text:p>
      <text:p text:style-name="P4"><text:span text:style-name="T6">Chord :</text:span></text:p>
      <text:p text:style-name="P4"><text:span text:style-name="T6"><text:tab/></text:span><text:span text:style-name="T5">Chord est un projet pair à pair utilisant une topologie en anneau, utilisation d'un table de hachage distribuée.</text:span></text:p>
      <text:p text:style-name="P4"><text:a xlink:type="simple" xlink:href="http://en.wikipedia.org/wiki/Chord_%28DHT%29"><text:span text:style-name="T6">http://en.wikipedia.org/wiki/Chord_%28DHT%29</text:span></text:a></text:p>
      <text:p text:style-name="P4"><text:span text:style-name="T6"/></text:p>
      <text:p text:style-name="P4"><text:span text:style-name="T6"/></text:p>
      <text:p text:style-name="P4"><text:span text:style-name="T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6T14:23:53</dc:date>
    <dc:creator>xavier </dc:creator>
    <meta:editing-duration>PT01H39M34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12" meta:word-count="113" meta:character-count="800"/>
  </office:meta>
</office:document-meta>
</file>